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b0d" officeooo:paragraph-rsid="001dbb0d"/>
    </style:style>
    <style:style style:name="T1" style:family="text">
      <style:text-properties officeooo:rsid="0020b5cf"/>
    </style:style>
    <style:style style:name="T2" style:family="text">
      <style:text-properties officeooo:rsid="00229a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t Bed Label Jig</text:p>
      <text:p text:style-name="P1"/>
      <text:p text:style-name="P1">The new labels for heat beds boxed for the store requires the box to be standing on it<text:span text:style-name="T1">s</text:span> edge to apply <text:span text:style-name="T2">the</text:span> label. This jig will allow the box to stand while the label is being applied. Designed in FreeCa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7-10-12T14:39:34.817133069</meta:creation-date>
    <dc:date>2017-10-12T14:42:19.699456527</dc:date>
    <dc:creator>aleph </dc:creator>
    <meta:editing-duration>PT3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2" meta:word-count="44" meta:character-count="222" meta:non-whitespace-character-count="180"/>
  </office:meta>
</office:document-meta>
</file>